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5-01-0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4-01-02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3-01-04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2-01-03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1-01-0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1-01-05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20-01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9-01-0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8-01-0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7-01-03 20:5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6-01-02 21:57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5-01-02 22:4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4-01-03 15:2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3-01-03 16:1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2-01-04 16:0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1-01-04 15:4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10-01-03 14:4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9-01-05 15:3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8-01-04 14:5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7-04-03 13:0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6-01-11 16:4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6-01-05 16:18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5-01-08 16:4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4-01-08 16:5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3-01-08 17:0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2-01-09 20:46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1-01-0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2000-01-04 20:2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29101172201</text:p>
          </table:table-cell>
          <table:table-cell office:value-type="string" calcext:value-type="string">
            <text:p>1999-01-0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